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able_20_Contents">
      <style:text-properties officeooo:rsid="0004a8fb" officeooo:paragraph-rsid="0004a8fb"/>
    </style:style>
    <style:style style:name="P4" style:family="paragraph" style:parent-style-name="Table_20_Contents">
      <style:text-properties officeooo:rsid="0002a90d" officeooo:paragraph-rsid="0002a90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officeooo:rsid="000fa0c5" officeooo:paragraph-rsid="000fa0c5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9" style:family="paragraph" style:parent-style-name="Azione_20_attore" style:list-style-name="Numerazione_20_UC">
      <style:text-properties officeooo:rsid="0002a90d" officeooo:paragraph-rsid="0005d47a"/>
    </style:style>
    <style:style style:name="P10" style:family="paragraph" style:parent-style-name="Azione_20_sistema">
      <style:text-properties officeooo:rsid="0002a90d" officeooo:paragraph-rsid="0002a90d"/>
    </style:style>
    <style:style style:name="P11" style:family="paragraph" style:parent-style-name="Azione_20_sistema">
      <style:text-properties officeooo:rsid="0005d47a" officeooo:paragraph-rsid="0005d47a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4a8fb"/>
    </style:style>
    <style:style style:name="T5" style:family="text">
      <style:text-properties officeooo:rsid="0005fff2"/>
    </style:style>
    <style:style style:name="T6" style:family="text">
      <style:text-properties officeooo:rsid="00060f5b"/>
    </style:style>
    <style:style style:name="T7" style:family="text">
      <style:text-properties officeooo:rsid="0005d47a"/>
    </style:style>
    <style:style style:name="T8" style:family="text">
      <style:text-properties style:font-name="Times New Roman" fo:font-size="12pt" officeooo:rsid="00089069" style:font-size-asian="12pt" style:font-size-complex="12pt"/>
    </style:style>
    <style:style style:name="T9" style:family="text">
      <style:text-properties style:font-name="Times New Roman" fo:font-size="12pt" officeooo:rsid="000c346c" style:font-size-asian="12pt" style:font-size-complex="12pt"/>
    </style:style>
    <style:style style:name="T10" style:family="text">
      <style:text-properties style:font-name="Times New Roman" fo:font-size="12pt" officeooo:rsid="000d1fd4" style:font-size-asian="12pt" style:font-size-complex="12pt"/>
    </style:style>
    <style:style style:name="T11" style:family="text">
      <style:text-properties style:font-name="Times New Roman" fo:font-size="12pt" officeooo:rsid="000e1fe5" style:font-size-asian="12pt" style:font-size-complex="12pt"/>
    </style:style>
    <style:style style:name="T12" style:family="text">
      <style:text-properties style:font-name="Times New Roman" fo:font-size="12pt" officeooo:rsid="00069e2a" style:font-size-asian="12pt" style:font-size-complex="12pt"/>
    </style:style>
    <style:style style:name="T13" style:family="text">
      <style:text-properties officeooo:rsid="0007b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Rifiuto</text:span><text:span text:style-name="T1"> </text:span><text:span text:style-name="T4">Modifica </text:span><text:span text:style-name="T1">Menù Bambino Singo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M_16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171524" text:style-name="Numerazione_20_UC">
              <text:list-item text:start-value="1">
                <text:p text:style-name="P8">L'utente accede nell'area di notifica.</text:p>
              </text:list-item>
              <text:list-item>
                <text:p text:style-name="P10">Il sistem<text:span text:style-name="T7">a mostra la notifica di un genitore che richiede la l'approvazione della modifica del pasto del proprio bambino.</text:span></text:p>
              </text:list-item>
              <text:list-item>
                <text:p text:style-name="P9">L'utente<text:span text:style-name="T8"> prende visione della notifica,</text:span><text:span text:style-name="T9"> </text:span><text:span text:style-name="T8">verifica </text:span><text:span text:style-name="T9">i dati</text:span><text:span text:style-name="T8"> del <text:s/>bambino </text:span><text:span text:style-name="T10">e</text:span><text:span text:style-name="T8"> </text:span><text:span text:style-name="T9">risponde alla richiesta del genitore </text:span><text:span text:style-name="T11">con una notifica di </text:span><text:span text:style-name="T12">rifiuto</text:span><text:span text:style-name="T8">.</text:span></text:p>
              </text:list-item>
              <text:list-item>
                <text:p text:style-name="P11">Il sistema invia una modifica di<text:span text:style-name="T13">rifiuto</text:span>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deve visualizzare un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Il sistema deve visualizzare un messaggio di confermata invio notifica o di errore entro 20 secondi </text:span><text:span text:style-name="T5">dall'invio della notifica.</text:span></text:p>
          </table:table-cell>
        </table:table-row>
      </table:table>
      <text:p text:style-name="P7"><text:span text:style-name="T6">Rifiuto </text:span><text:span text:style-name="T4">della modifica </text:span><text:span text:style-name="T1">dell'orario di un bambino mediante notifica di un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T3M6S</meta:editing-duration>
    <meta:editing-cycles>6</meta:editing-cycles>
    <meta:generator>LibreOffice/3.6$Windows_x86 LibreOffice_project/da8c1e6-fd468f4-454e206-f42a4a9-143cfd</meta:generator>
    <dc:date>2012-10-27T20:02:27.16</dc:date>
    <meta:document-statistic meta:table-count="1" meta:image-count="0" meta:object-count="0" meta:page-count="1" meta:paragraph-count="20" meta:word-count="159" meta:character-count="1074" meta:non-whitespace-character-count="938"/>
  </office:meta>
</office:document-meta>
</file>